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0a18d0" officeooo:paragraph-rsid="000a18d0"/>
    </style:style>
    <style:style style:name="P2" style:family="paragraph" style:parent-style-name="Standard">
      <style:text-properties officeooo:paragraph-rsid="000a18d0"/>
    </style:style>
    <style:style style:name="P3" style:family="paragraph" style:parent-style-name="Standard">
      <style:text-properties officeooo:rsid="00041557" officeooo:paragraph-rsid="000a18d0"/>
    </style:style>
    <style:style style:name="P4" style:family="paragraph" style:parent-style-name="Standard">
      <style:text-properties officeooo:rsid="000a18d0" officeooo:paragraph-rsid="000a18d0"/>
    </style:style>
    <style:style style:name="P5" style:family="paragraph" style:parent-style-name="Standard">
      <style:text-properties officeooo:paragraph-rsid="000293dd"/>
    </style:style>
    <style:style style:name="P6" style:family="paragraph" style:parent-style-name="Standard">
      <style:text-properties officeooo:rsid="00041557" officeooo:paragraph-rsid="000af5aa"/>
    </style:style>
    <style:style style:name="P7" style:family="paragraph" style:parent-style-name="Standard">
      <style:text-properties officeooo:rsid="00041557" officeooo:paragraph-rsid="000c05f1"/>
    </style:style>
    <style:style style:name="P8" style:family="paragraph" style:parent-style-name="Standard">
      <style:text-properties officeooo:paragraph-rsid="000af5aa"/>
    </style:style>
    <style:style style:name="P9" style:family="paragraph" style:parent-style-name="Standard">
      <style:text-properties officeooo:paragraph-rsid="000c05f1"/>
    </style:style>
    <style:style style:name="T1" style:family="text">
      <style:text-properties officeooo:rsid="000a18d0"/>
    </style:style>
    <style:style style:name="T2" style:family="text">
      <style:text-properties officeooo:rsid="0005ec12"/>
    </style:style>
    <style:style style:name="T3" style:family="text">
      <style:text-properties officeooo:rsid="000293dd"/>
    </style:style>
    <style:style style:name="T4" style:family="text">
      <style:text-properties officeooo:rsid="00041557"/>
    </style:style>
    <style:style style:name="T5" style:family="text">
      <style:text-properties officeooo:rsid="000af5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Content.xml :1: Date day long, month long, year : <text:s/></text:span><text:date style:data-style-name="N37" text:date-value="2017-03-28T11:58:57.597886752">28/03/17</text:date></text:p>
      <text:p text:style-name="P8"><text:span text:style-name="T5">Content.xml :2: Date day long, month long, year long : </text:span><text:date style:data-style-name="N36" text:date-value="2017-03-28T11:58:57.598166498">28/03/2017</text:date></text:p>
      <text:p text:style-name="P8"><text:span text:style-name="T5">Content.xml :3: Date day long, month long textual, year long : <text:s/></text:span><text:date style:data-style-name="N76" text:date-value="2017-03-28T11:58:57.598375836">28 mars 2017</text:date></text:p>
      <text:p text:style-name="P6"><text:span text:style-name="T5">Content.xml :</text:span>4: Date <text:span text:style-name="T2">dayofweek long, </text:span>day long, month long textual, year long : <text:date style:data-style-name="N79" text:date-value="2017-03-28T11:58:57.598705245">mardi 28 mars 2017</text:date></text:p>
      <text:p text:style-name="P6"><text:span text:style-name="T5">Content.xml :</text:span>5: Date <text:span text:style-name="T2">dayofweek short, </text:span>day long, month long textual, year long : <text:date style:data-style-name="N78" text:date-value="2017-03-28T11:58:57.599027738">mar. 28 mars 2017</text:date></text:p>
      <text:p text:style-name="P6"><text:span text:style-name="T5">Content.xml :6:Time hh:nn:ss </text:span><text:span text:style-name="T5"><text:time style:data-style-name="N41" text:time-value="2017-03-28T11:56:36.100425138" text:fixed="true">11:56:36</text:time></text:span></text:p>
      <text:p text:style-name="P6"><text:span text:style-name="T5">Content.xml :7:Time hh:nn </text:span><text:span text:style-name="T5"><text:time style:data-style-name="N40" text:time-value="2017-03-28T11:56:36.100425138" text:fixed="true">11:56</text:time></text:span></text:p>
      <text:p text:style-name="P6"><text:span text:style-name="T5">Content.xml :8:Time hh:nn AM/PM <text:s/></text:span><text:span text:style-name="T5"><text:time style:data-style-name="N42" text:time-value="2017-03-28T11:56:36.100425138" text:fixed="true">11:56 AM</text:time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18d0" officeooo:paragraph-rsid="000a18d0"/>
    </style:style>
    <style:style style:name="MP2" style:family="paragraph" style:parent-style-name="Standard">
      <style:text-properties officeooo:paragraph-rsid="000af5aa"/>
    </style:style>
    <style:style style:name="MP3" style:family="paragraph" style:parent-style-name="Standard">
      <style:text-properties officeooo:rsid="00041557" officeooo:paragraph-rsid="000af5aa"/>
    </style:style>
    <style:style style:name="MP4" style:family="paragraph" style:parent-style-name="Standard">
      <style:text-properties officeooo:rsid="00041557" officeooo:paragraph-rsid="000c05f1"/>
    </style:style>
    <style:style style:name="MP5" style:family="paragraph" style:parent-style-name="Standard">
      <style:text-properties officeooo:paragraph-rsid="000c05f1"/>
    </style:style>
    <style:style style:name="MP6" style:family="paragraph" style:parent-style-name="Standard">
      <style:text-properties officeooo:rsid="000a18d0" officeooo:paragraph-rsid="000a18d0"/>
    </style:style>
    <style:style style:name="MT1" style:family="text">
      <style:text-properties officeooo:rsid="000af5aa"/>
    </style:style>
    <style:style style:name="MT2" style:family="text">
      <style:text-properties officeooo:rsid="0005ec1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En pied de page :</text:p>
        <text:p text:style-name="MP2"><text:span text:style-name="MT1">Styles.xml :1: Date day long, month long, year : <text:s/></text:span><text:date style:data-style-name="N37" text:date-value="2017-03-28T11:58:57.516836472">28/03/17</text:date></text:p>
        <text:p text:style-name="MP2"><text:span text:style-name="MT1">Styles.xml :2: Date day long, month long, year long : </text:span><text:date style:data-style-name="N36" text:date-value="2017-03-28T11:58:57.522064265">28/03/2017</text:date></text:p>
        <text:p text:style-name="MP2"><text:span text:style-name="MT1">Styles.xml :3: Date day long, month long textual, year long : <text:s/></text:span><text:date style:data-style-name="N76" text:date-value="2017-03-28T11:58:57.524472596">28 mars 2017</text:date></text:p>
        <text:p text:style-name="MP3"><text:span text:style-name="MT1">Styles.xml :</text:span>4: Date <text:span text:style-name="MT2">dayofweek long, </text:span>day long, month long textual, year long : <text:date style:data-style-name="N79" text:date-value="2017-03-28T11:58:57.527303374">mardi 28 mars 2017</text:date></text:p>
        <text:p text:style-name="MP3"><text:span text:style-name="MT1">Styles.xml :</text:span>5: Date <text:span text:style-name="MT2">dayofweek short, </text:span>day long, month long textual, year long : <text:date style:data-style-name="N78" text:date-value="2017-03-28T11:58:57.531303428">mar. 28 mars 2017</text:date></text:p>
        <text:p text:style-name="MP4"><text:span text:style-name="MT1">Styles.xml :6:Time hh:nn:ss </text:span><text:span text:style-name="MT1"><text:time style:data-style-name="N41" text:time-value="2017-03-28T11:56:36.100425138" text:fixed="true">11:56:36</text:time></text:span></text:p>
        <text:p text:style-name="MP4"><text:span text:style-name="MT1">Styles.xml :7:Time hh:nn </text:span><text:span text:style-name="MT1"><text:time style:data-style-name="N40" text:time-value="2017-03-28T11:56:36.100425138" text:fixed="true">11:56</text:time></text:span></text:p>
        <text:p text:style-name="MP4"><text:span text:style-name="MT1">Styles.xml :8:Time hh:nn AM/PM <text:s/></text:span><text:span text:style-name="MT1"><text:time style:data-style-name="N42" text:time-value="2017-03-28T11:56:36.100425138" text:fixed="true">11:56 AM</text:time></text:span></text:p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12</meta:editing-cycles>
    <meta:creation-date>2008-08-22T11:41:04</meta:creation-date>
    <dc:date>2017-03-28T11:58:57.417546655</dc:date>
    <meta:editing-duration>PT17M43S</meta:editing-duration>
    <meta:document-statistic meta:table-count="0" meta:image-count="0" meta:object-count="0" meta:page-count="1" meta:paragraph-count="17" meta:word-count="171" meta:character-count="1015" meta:non-whitespace-character-count="855"/>
  </office:meta>
</office:document-meta>
</file>